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8575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2.272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>
            <text:p>1. Functional requirements document </text:p>
          </table:table-cell>
          <table:table-cell office:value-type="string">
            <text:p>Y:\Hackathon\Chennai\Siruseri\team8\Functional requirements document V1.0.odt</text:p>
          </table:table-cell>
        </table:table-row>
        <table:table-row table:style-name="ro1">
          <table:table-cell/>
          <table:table-cell office:value-type="string">
            <text:p>2. Application Architecture and Architecture document </text:p>
          </table:table-cell>
          <table:table-cell office:value-type="string">
            <text:p>Y:\Hackathon\Chennai\Siruseri\team8\AI Core Engine - Architecture Diagram.png</text:p>
          </table:table-cell>
        </table:table-row>
        <table:table-row table:style-name="ro1">
          <table:table-cell/>
          <table:table-cell office:value-type="string">
            <text:p>3. Database design / Data Models – No JSON input of data, use any RDBMS, deliverables </text:p>
          </table:table-cell>
          <table:table-cell/>
        </table:table-row>
        <table:table-row table:style-name="ro1">
          <table:table-cell/>
          <table:table-cell office:value-type="string">
            <text:p>include logical model, physical model and ER diagram </text:p>
          </table:table-cell>
          <table:table-cell/>
        </table:table-row>
        <table:table-row table:style-name="ro2">
          <table:table-cell/>
          <table:table-cell office:value-type="string">
            <text:p>4. UI/Ux/Wireframe Design <text:s/></text:p>
          </table:table-cell>
          <table:table-cell/>
        </table:table-row>
        <table:table-row table:style-name="ro1">
          <table:table-cell/>
          <table:table-cell office:value-type="string">
            <text:p>5. Software code &amp; Working Software </text:p>
          </table:table-cell>
          <table:table-cell/>
        </table:table-row>
        <table:table-row table:style-name="ro1">
          <table:table-cell/>
          <table:table-cell office:value-type="string">
            <text:p>6. Functional Test scripts in a CSV or Excel <text:s/></text:p>
          </table:table-cell>
          <table:table-cell/>
        </table:table-row>
        <table:table-row table:style-name="ro1">
          <table:table-cell/>
          <table:table-cell office:value-type="string">
            <text:p>7. Traceability Matrix in CSV or Excel </text:p>
          </table:table-cell>
          <table:table-cell/>
        </table:table-row>
        <table:table-row table:style-name="ro1">
          <table:table-cell/>
          <table:table-cell office:value-type="string">
            <text:p>8. End User manual - Screens and help guide </text:p>
          </table:table-cell>
          <table:table-cell/>
        </table:table-row>
        <table:table-row table:style-name="ro2">
          <table:table-cell/>
          <table:table-cell office:value-type="string">
            <text:p>9. AI Agent – “Code Quality Checker” built with an AI framework and Streamlit or Gradio; </text:p>
          </table:table-cell>
          <table:table-cell/>
        </table:table-row>
        <table:table-row table:style-name="ro1">
          <table:table-cell/>
          <table:table-cell office:value-type="string">
            <text:p>takes code and checklist as input and provide observations against each checklist item </text:p>
          </table:table-cell>
          <table:table-cell/>
        </table:table-row>
        <table:table-row table:style-name="ro1">
          <table:table-cell/>
          <table:table-cell office:value-type="string">
            <text:p>and suggestions for improvements if any </text:p>
          </table:table-cell>
          <table:table-cell/>
        </table:table-row>
      </table:table>
      <table:table table:name="Sheet2" table:style-name="ta1" table:print="false">
        <table:table-column table:style-name="co3" table:number-columns-repeated="6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number-columns-repeated="1015" table:default-cell-style-name="Excel_20_Built-in_20_Normal"/>
        <table:table-row table:style-name="ro3">
          <table:table-cell office:value-type="string">
            <text:p>Test_Case_ID</text:p>
          </table:table-cell>
          <table:table-cell office:value-type="string">
            <text:p>Module</text:p>
          </table:table-cell>
          <table:table-cell office:value-type="string">
            <text:p>Test_Case_Description</text:p>
          </table:table-cell>
          <table:table-cell office:value-type="string">
            <text:p>Preconditions</text:p>
          </table:table-cell>
          <table:table-cell office:value-type="string">
            <text:p>Test_Steps</text:p>
          </table:table-cell>
          <table:table-cell office:value-type="string">
            <text:p>Test_Data</text:p>
          </table:table-cell>
          <table:table-cell office:value-type="string">
            <text:p>Expected_Result</text:p>
          </table:table-cell>
          <table:table-cell office:value-type="string">
            <text:p>Actual_Result</text:p>
          </table:table-cell>
          <table:table-cell office:value-type="string">
            <text:p>Status</text:p>
          </table:table-cell>
          <table:table-cell office:value-type="string">
            <text:p>Traceability</text:p>
          </table:table-cell>
          <table:table-cell table:number-columns-repeated="1014"/>
        </table:table-row>
        <table:table-row table:style-name="ro3">
          <table:table-cell office:value-type="string">
            <text:p>FT_001</text:p>
          </table:table-cell>
          <table:table-cell office:value-type="string">
            <text:p>Voice Input</text:p>
          </table:table-cell>
          <table:table-cell office:value-type="string">
            <text:p>Verify voice command triggers application</text:p>
          </table:table-cell>
          <table:table-cell office:value-type="string">
            <text:p>User logged in</text:p>
          </table:table-cell>
          <table:table-cell office:value-type="string">
            <text:p>Speak 'Open the app'</text:p>
          </table:table-cell>
          <table:table-cell office:value-type="string">
            <text:p>Voice command</text:p>
          </table:table-cell>
          <table:table-cell office:value-type="string">
            <text:p>Application opens</text:p>
          </table:table-cell>
          <table:table-cell table:number-columns-repeated="2"/>
          <table:table-cell office:value-type="string">
            <text:p>4.1 Request Initiation</text:p>
          </table:table-cell>
          <table:table-cell table:number-columns-repeated="1014"/>
        </table:table-row>
        <table:table-row table:style-name="ro3">
          <table:table-cell office:value-type="string">
            <text:p>FT_002</text:p>
          </table:table-cell>
          <table:table-cell office:value-type="string">
            <text:p>Voice Input</text:p>
          </table:table-cell>
          <table:table-cell office:value-type="string">
            <text:p>Verify speech-to-text conversion</text:p>
          </table:table-cell>
          <table:table-cell office:value-type="string">
            <text:p>Mic enabled</text:p>
          </table:table-cell>
          <table:table-cell office:value-type="string">
            <text:p>Speak WFH request</text:p>
          </table:table-cell>
          <table:table-cell office:value-type="string">
            <text:p>Voice input</text:p>
          </table:table-cell>
          <table:table-cell office:value-type="string">
            <text:p>Text correctly transcribed</text:p>
          </table:table-cell>
          <table:table-cell table:number-columns-repeated="2"/>
          <table:table-cell office:value-type="string">
            <text:p>4.1 Request Initiation</text:p>
          </table:table-cell>
          <table:table-cell table:number-columns-repeated="1014"/>
        </table:table-row>
        <table:table-row table:style-name="ro3">
          <table:table-cell office:value-type="string">
            <text:p>FT_003</text:p>
          </table:table-cell>
          <table:table-cell office:value-type="string">
            <text:p>Intent Detection</text:p>
          </table:table-cell>
          <table:table-cell office:value-type="string">
            <text:p>Detect WFH intent</text:p>
          </table:table-cell>
          <table:table-cell office:value-type="string">
            <text:p>Voice captured</text:p>
          </table:table-cell>
          <table:table-cell office:value-type="string">
            <text:p>Submit WFH request</text:p>
          </table:table-cell>
          <table:table-cell office:value-type="string">
            <text:p>WFH</text:p>
          </table:table-cell>
          <table:table-cell office:value-type="string">
            <text:p>Intent detected</text:p>
          </table:table-cell>
          <table:table-cell table:number-columns-repeated="2"/>
          <table:table-cell office:value-type="string">
            <text:p>4.2 AI‑ Generated Justification</text:p>
          </table:table-cell>
          <table:table-cell table:number-columns-repeated="1014"/>
        </table:table-row>
        <table:table-row table:style-name="ro4">
          <table:table-cell office:value-type="string">
            <text:p>FT_004</text:p>
          </table:table-cell>
          <table:table-cell office:value-type="string">
            <text:p>Intent Detection</text:p>
          </table:table-cell>
          <table:table-cell office:value-type="string">
            <text:p>Extract duration &amp; reason</text:p>
          </table:table-cell>
          <table:table-cell office:value-type="string">
            <text:p>Voice captured</text:p>
          </table:table-cell>
          <table:table-cell office:value-type="string">
            <text:p>Speak duration &amp; reason</text:p>
          </table:table-cell>
          <table:table-cell office:value-type="string">
            <text:p>2 weeks, caregiving</text:p>
          </table:table-cell>
          <table:table-cell office:value-type="string">
            <text:p>Entities extracted</text:p>
          </table:table-cell>
          <table:table-cell table:number-columns-repeated="2"/>
          <table:table-cell office:value-type="string">
            <text:p>4.2 AI‑ Generated Justification</text:p>
          </table:table-cell>
          <table:table-cell table:number-columns-repeated="1014"/>
        </table:table-row>
        <table:table-row table:style-name="ro3">
          <table:table-cell office:value-type="string">
            <text:p>FT_005</text:p>
          </table:table-cell>
          <table:table-cell office:value-type="string">
            <text:p>AI Justification</text:p>
          </table:table-cell>
          <table:table-cell office:value-type="string">
            <text:p>Generate professional justification</text:p>
          </table:table-cell>
          <table:table-cell office:value-type="string">
            <text:p>Intent detected</text:p>
          </table:table-cell>
          <table:table-cell office:value-type="string">
            <text:p>Submit informal text</text:p>
          </table:table-cell>
          <table:table-cell office:value-type="string">
            <text:p>Informal input</text:p>
          </table:table-cell>
          <table:table-cell office:value-type="string">
            <text:p>Professional justification generated</text:p>
          </table:table-cell>
          <table:table-cell table:number-columns-repeated="2"/>
          <table:table-cell office:value-type="string">
            <text:p>4.2 AI‑ Generated Justification</text:p>
          </table:table-cell>
          <table:table-cell table:number-columns-repeated="1014"/>
        </table:table-row>
        <table:table-row table:style-name="ro3">
          <table:table-cell office:value-type="string">
            <text:p>FT_006</text:p>
          </table:table-cell>
          <table:table-cell office:value-type="string">
            <text:p>Policy Tagging</text:p>
          </table:table-cell>
          <table:table-cell office:value-type="string">
            <text:p>Map correct policy</text:p>
          </table:table-cell>
          <table:table-cell office:value-type="string">
            <text:p>Policies available</text:p>
          </table:table-cell>
          <table:table-cell office:value-type="string">
            <text:p>Submit request</text:p>
          </table:table-cell>
          <table:table-cell office:value-type="string">
            <text:p>WFH policy</text:p>
          </table:table-cell>
          <table:table-cell office:value-type="string">
            <text:p>Correct policy tagged</text:p>
          </table:table-cell>
          <table:table-cell table:number-columns-repeated="2"/>
          <table:table-cell office:value-type="string">
            <text:p>4.4 Policy Tagging</text:p>
          </table:table-cell>
          <table:table-cell table:number-columns-repeated="1014"/>
        </table:table-row>
        <table:table-row table:style-name="ro3">
          <table:table-cell office:value-type="string">
            <text:p>FT_007</text:p>
          </table:table-cell>
          <table:table-cell office:value-type="string">
            <text:p>Approval Workflow</text:p>
          </table:table-cell>
          <table:table-cell office:value-type="string">
            <text:p>Route to manager</text:p>
          </table:table-cell>
          <table:table-cell office:value-type="string">
            <text:p>Manager exists</text:p>
          </table:table-cell>
          <table:table-cell office:value-type="string">
            <text:p>Submit request</text:p>
          </table:table-cell>
          <table:table-cell office:value-type="string">
            <text:p>Manager ID</text:p>
          </table:table-cell>
          <table:table-cell office:value-type="string">
            <text:p>Appears in manager queue</text:p>
          </table:table-cell>
          <table:table-cell table:number-columns-repeated="2"/>
          <table:table-cell office:value-type="string">
            <text:p>4.3 Approval Workflow</text:p>
          </table:table-cell>
          <table:table-cell table:number-columns-repeated="1014"/>
        </table:table-row>
        <table:table-row table:style-name="ro3">
          <table:table-cell office:value-type="string">
            <text:p>FT_008</text:p>
          </table:table-cell>
          <table:table-cell office:value-type="string">
            <text:p>Approval Workflow</text:p>
          </table:table-cell>
          <table:table-cell office:value-type="string">
            <text:p>Escalate to HR</text:p>
          </table:table-cell>
          <table:table-cell office:value-type="string">
            <text:p>WFH &gt; 5 days</text:p>
          </table:table-cell>
          <table:table-cell office:value-type="string">
            <text:p>Submit long request</text:p>
          </table:table-cell>
          <table:table-cell office:value-type="string">
            <text:p>10 days</text:p>
          </table:table-cell>
          <table:table-cell office:value-type="string">
            <text:p>Routed to HR</text:p>
          </table:table-cell>
          <table:table-cell table:number-columns-repeated="2"/>
          <table:table-cell office:value-type="string">
            <text:p>4.3 Approval Workflow</text:p>
          </table:table-cell>
          <table:table-cell table:number-columns-repeated="1014"/>
        </table:table-row>
        <table:table-row table:style-name="ro3">
          <table:table-cell office:value-type="string">
            <text:p>FT_009</text:p>
          </table:table-cell>
          <table:table-cell office:value-type="string">
            <text:p>Approval Action</text:p>
          </table:table-cell>
          <table:table-cell office:value-type="string">
            <text:p>Approve request</text:p>
          </table:table-cell>
          <table:table-cell office:value-type="string">
            <text:p>Manager logged in</text:p>
          </table:table-cell>
          <table:table-cell office:value-type="string">
            <text:p>Click approve</text:p>
          </table:table-cell>
          <table:table-cell office:value-type="string">
            <text:p>Approval</text:p>
          </table:table-cell>
          <table:table-cell office:value-type="string">
            <text:p>Status approved</text:p>
          </table:table-cell>
          <table:table-cell table:number-columns-repeated="2"/>
          <table:table-cell office:value-type="string">
            <text:p>4.3 Approval Workflow</text:p>
          </table:table-cell>
          <table:table-cell table:number-columns-repeated="1014"/>
        </table:table-row>
        <table:table-row table:style-name="ro3">
          <table:table-cell office:value-type="string">
            <text:p>FT_010</text:p>
          </table:table-cell>
          <table:table-cell office:value-type="string">
            <text:p>Approval Action</text:p>
          </table:table-cell>
          <table:table-cell office:value-type="string">
            <text:p>Reject request</text:p>
          </table:table-cell>
          <table:table-cell office:value-type="string">
            <text:p>Manager logged in</text:p>
          </table:table-cell>
          <table:table-cell office:value-type="string">
            <text:p>Click reject</text:p>
          </table:table-cell>
          <table:table-cell office:value-type="string">
            <text:p>Rejection</text:p>
          </table:table-cell>
          <table:table-cell office:value-type="string">
            <text:p>Status rejected</text:p>
          </table:table-cell>
          <table:table-cell table:number-columns-repeated="2"/>
          <table:table-cell office:value-type="string">
            <text:p>4.3 Approval Workflow</text:p>
          </table:table-cell>
          <table:table-cell table:number-columns-repeated="1014"/>
        </table:table-row>
        <table:table-row table:style-name="ro3">
          <table:table-cell office:value-type="string">
            <text:p>FT_011</text:p>
          </table:table-cell>
          <table:table-cell office:value-type="string">
            <text:p>Notification</text:p>
          </table:table-cell>
          <table:table-cell office:value-type="string">
            <text:p>Notify employee</text:p>
          </table:table-cell>
          <table:table-cell office:value-type="string">
            <text:p>Request approved</text:p>
          </table:table-cell>
          <table:table-cell office:value-type="string">
            <text:p>Check notification</text:p>
          </table:table-cell>
          <table:table-cell office:value-type="string">
            <text:p>Alert</text:p>
          </table:table-cell>
          <table:table-cell office:value-type="string">
            <text:p>Employee notified</text:p>
          </table:table-cell>
          <table:table-cell table:number-columns-repeated="2"/>
          <table:table-cell office:value-type="string">
            <text:p>4.5 Outcome Monitoring</text:p>
          </table:table-cell>
          <table:table-cell table:number-columns-repeated="1014"/>
        </table:table-row>
        <table:table-row table:style-name="ro3">
          <table:table-cell office:value-type="string">
            <text:p>FT_012</text:p>
          </table:table-cell>
          <table:table-cell office:value-type="string">
            <text:p>Outcome Monitoring</text:p>
          </table:table-cell>
          <table:table-cell office:value-type="string">
            <text:p>Track outcome</text:p>
          </table:table-cell>
          <table:table-cell office:value-type="string">
            <text:p>Request processed</text:p>
          </table:table-cell>
          <table:table-cell office:value-type="string">
            <text:p>View history</text:p>
          </table:table-cell>
          <table:table-cell office:value-type="string">
            <text:p>Approved</text:p>
          </table:table-cell>
          <table:table-cell office:value-type="string">
            <text:p>Outcome stored</text:p>
          </table:table-cell>
          <table:table-cell table:number-columns-repeated="2"/>
          <table:table-cell office:value-type="string">
            <text:p>4.5 Outcome Monitoring</text:p>
          </table:table-cell>
          <table:table-cell table:number-columns-repeated="1014"/>
        </table:table-row>
        <table:table-row table:style-name="ro3">
          <table:table-cell office:value-type="string">
            <text:p>FT_013</text:p>
          </table:table-cell>
          <table:table-cell office:value-type="string">
            <text:p>Feedback AI</text:p>
          </table:table-cell>
          <table:table-cell office:value-type="string">
            <text:p>Generate feedback</text:p>
          </table:table-cell>
          <table:table-cell office:value-type="string">
            <text:p>Request rejected</text:p>
          </table:table-cell>
          <table:table-cell office:value-type="string">
            <text:p>View feedback</text:p>
          </table:table-cell>
          <table:table-cell office:value-type="string">
            <text:p>Rejected</text:p>
          </table:table-cell>
          <table:table-cell office:value-type="string">
            <text:p>Suggestions shown</text:p>
          </table:table-cell>
          <table:table-cell table:number-columns-repeated="2"/>
          <table:table-cell office:value-type="string">
            <text:p>4.5 Outcome Monitoring</text:p>
          </table:table-cell>
          <table:table-cell table:number-columns-repeated="1014"/>
        </table:table-row>
        <table:table-row table:style-name="ro3">
          <table:table-cell office:value-type="string">
            <text:p>FT_014</text:p>
          </table:table-cell>
          <table:table-cell office:value-type="string">
            <text:p>Analytics</text:p>
          </table:table-cell>
          <table:table-cell office:value-type="string">
            <text:p>Update dashboard</text:p>
          </table:table-cell>
          <table:table-cell office:value-type="string">
            <text:p>Data exists</text:p>
          </table:table-cell>
          <table:table-cell office:value-type="string">
            <text:p>Open dashboard</text:p>
          </table:table-cell>
          <table:table-cell office:value-type="string">
            <text:p>Analytics</text:p>
          </table:table-cell>
          <table:table-cell office:value-type="string">
            <text:p>Charts visible</text:p>
          </table:table-cell>
          <table:table-cell table:number-columns-repeated="2"/>
          <table:table-cell office:value-type="string">
            <text:p>4.5 Outcome Monitoring</text:p>
          </table:table-cell>
          <table:table-cell table:number-columns-repeated="1014"/>
        </table:table-row>
        <table:table-row table:style-name="ro3">
          <table:table-cell office:value-type="string">
            <text:p>FT_015</text:p>
          </table:table-cell>
          <table:table-cell office:value-type="string">
            <text:p>Security</text:p>
          </table:table-cell>
          <table:table-cell office:value-type="string">
            <text:p>Unauthorized approval blocked</text:p>
          </table:table-cell>
          <table:table-cell office:value-type="string">
            <text:p>Non-manager</text:p>
          </table:table-cell>
          <table:table-cell office:value-type="string">
            <text:p>Try approve</text:p>
          </table:table-cell>
          <table:table-cell office:value-type="string">
            <text:p>Unauthorized</text:p>
          </table:table-cell>
          <table:table-cell office:value-type="string">
            <text:p>Access denied</text:p>
          </table:table-cell>
          <table:table-cell table:number-columns-repeated="2"/>
          <table:table-cell office:value-type="string">
            <text:p>4.3 Approval Workflow</text:p>
          </table:table-cell>
          <table:table-cell table:number-columns-repeated="1014"/>
        </table:table-row>
        <table:table-row table:style-name="ro3">
          <table:table-cell office:value-type="string">
            <text:p>FT_016</text:p>
          </table:table-cell>
          <table:table-cell office:value-type="string">
            <text:p>AI Agent</text:p>
          </table:table-cell>
          <table:table-cell office:value-type="string">
            <text:p>Code quality checker works</text:p>
          </table:table-cell>
          <table:table-cell office:value-type="string">
            <text:p>Agent running</text:p>
          </table:table-cell>
          <table:table-cell office:value-type="string">
            <text:p>Upload code</text:p>
          </table:table-cell>
          <table:table-cell office:value-type="string">
            <text:p>Source code</text:p>
          </table:table-cell>
          <table:table-cell office:value-type="string">
            <text:p>Observations shown</text:p>
          </table:table-cell>
          <table:table-cell table:number-columns-repeated="2"/>
          <table:table-cell office:value-type="string">
            <text:p>4.3 Approval Workflow</text:p>
          </table:table-cell>
          <table:table-cell table:number-columns-repeated="1014"/>
        </table:table-row>
        <table:table-row table:style-name="ro3">
          <table:table-cell office:value-type="string">
            <text:p>FT_017</text:p>
          </table:table-cell>
          <table:table-cell office:value-type="string">
            <text:p>Voice Error</text:p>
          </table:table-cell>
          <table:table-cell office:value-type="string">
            <text:p>Handle unclear voice</text:p>
          </table:table-cell>
          <table:table-cell office:value-type="string">
            <text:p>Mic enabled</text:p>
          </table:table-cell>
          <table:table-cell office:value-type="string">
            <text:p>Speak unclear</text:p>
          </table:table-cell>
          <table:table-cell office:value-type="string">
            <text:p>Noise</text:p>
          </table:table-cell>
          <table:table-cell office:value-type="string">
            <text:p>Ask to repeat</text:p>
          </table:table-cell>
          <table:table-cell table:number-columns-repeated="2"/>
          <table:table-cell office:value-type="string">
            <text:p>4.1 Request Initiation</text:p>
          </table:table-cell>
          <table:table-cell table:number-columns-repeated="1014"/>
        </table:table-row>
        <table:table-row table:style-name="ro3">
          <table:table-cell office:value-type="string">
            <text:p>FT_018</text:p>
          </table:table-cell>
          <table:table-cell office:value-type="string">
            <text:p>Performance</text:p>
          </table:table-cell>
          <table:table-cell office:value-type="string">
            <text:p>Handle load</text:p>
          </table:table-cell>
          <table:table-cell office:value-type="string">
            <text:p>System running</text:p>
          </table:table-cell>
          <table:table-cell office:value-type="string">
            <text:p>Bulk requests</text:p>
          </table:table-cell>
          <table:table-cell office:value-type="string">
            <text:p>Bulk data</text:p>
          </table:table-cell>
          <table:table-cell office:value-type="string">
            <text:p>Within SLA</text:p>
          </table:table-cell>
          <table:table-cell table:number-columns-repeated="2"/>
          <table:table-cell office:value-type="string">
            <text:p>4.5 Outcome Monitoring</text:p>
          </table:table-cell>
          <table:table-cell table:number-columns-repeated="1014"/>
        </table:table-row>
        <table:table-row table:style-name="ro3">
          <table:table-cell office:value-type="string">
            <text:p>FT_019</text:p>
          </table:table-cell>
          <table:table-cell office:value-type="string">
            <text:p>Audit Logs</text:p>
          </table:table-cell>
          <table:table-cell office:value-type="string">
            <text:p>Log approvals</text:p>
          </table:table-cell>
          <table:table-cell office:value-type="string">
            <text:p>Approval done</text:p>
          </table:table-cell>
          <table:table-cell office:value-type="string">
            <text:p>Check logs</text:p>
          </table:table-cell>
          <table:table-cell office:value-type="string">
            <text:p>Approval</text:p>
          </table:table-cell>
          <table:table-cell office:value-type="string">
            <text:p>Audit entry exists</text:p>
          </table:table-cell>
          <table:table-cell table:number-columns-repeated="2"/>
          <table:table-cell office:value-type="string">
            <text:p>4.5 Outcome Monitoring</text:p>
          </table:table-cell>
          <table:table-cell table:number-columns-repeated="1014"/>
        </table:table-row>
        <table:table-row table:style-name="ro3">
          <table:table-cell office:value-type="string">
            <text:p>FT_020</text:p>
          </table:table-cell>
          <table:table-cell office:value-type="string">
            <text:p>Data Persistence</text:p>
          </table:table-cell>
          <table:table-cell office:value-type="string">
            <text:p>Save data in DB</text:p>
          </table:table-cell>
          <table:table-cell office:value-type="string">
            <text:p>DB connected</text:p>
          </table:table-cell>
          <table:table-cell office:value-type="string">
            <text:p>Submit request</text:p>
          </table:table-cell>
          <table:table-cell office:value-type="string">
            <text:p>Request data</text:p>
          </table:table-cell>
          <table:table-cell office:value-type="string">
            <text:p>Saved successfully</text:p>
          </table:table-cell>
          <table:table-cell table:number-columns-repeated="2"/>
          <table:table-cell office:value-type="string">
            <text:p>4.5 Outcome Monitoring</text:p>
          </table:table-cell>
          <table:table-cell table:number-columns-repeated="101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3">03/13/2026</text:date>, <text:time>17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13T16:58:46.05</meta:creation-date>
    <dc:date>2026-03-13T17:11:01.36</dc:date>
    <meta:editing-duration>PT12M14S</meta:editing-duration>
    <meta:editing-cycles>2</meta:editing-cycles>
    <meta:generator>OpenOffice/4.1.15$Win32 OpenOffice.org_project/4115m2$Build-9813</meta:generator>
    <meta:document-statistic meta:table-count="3" meta:cell-count="184" meta:object-count="0"/>
  </office:meta>
</office:document-meta>
</file>